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outenance Pré-Etud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08/10/2019</text:p>
            <text:p>Groupe XX</text:p>
            <text:p>Membres :</text:p>
            <text:p>Prénom Nom, Spécialité, pseudo sur Gitlab</text:p>
            <text:p>Prénom Nom, Spécialité, pseudo sur Gitlab</text:p>
            <text:p>Prénom Nom, Spécialité, pseudo sur Gitlab</text:p>
            <text:p>Prénom Nom, Spécialité, pseudo sur Gitlab</text:p>
            <text:p>Prénom Nom, Spécialité, pseudo sur Gitlab</text:p>
            <text:p>Prénom Nom, Spécialité, pseudo sur Gitla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nement du group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ôles</text:p>
              </text:list-item>
              <text:list-item>
                <text:p>Mise en place d'Agile</text:p>
              </text:list-item>
              <text:list-item>
                <text:p>Out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e qui est conçu après analyse des scénarios et données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ofil utilisateur</text:p>
              </text:list-item>
              <text:list-item>
                <text:p>Modele de contexte de l'application</text:p>
              </text:list-item>
              <text:list-item>
                <text:p>Cas d'usage (Use Case UML)</text:p>
              </text:list-item>
              <text:list-item>
                <text:p>Modèle de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tude et formation aux technologies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hoix technologiques (avec justifications)</text:p>
              </text:list-item>
              <text:list-item>
                <text:p>Démo « bout en bout 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émarche de gestion de projet (global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lanning « gros grains » : les objectifs de réalisation pour l'itération 1, pour l'itération 2</text:p>
              </text:list-item>
              <text:list-item>
                <text:p>« Mécanismes » mis en place pour prendre en compte les critères de qualité (il est possible qu'une partie de ce point soit à préciser dans la démarche par sprint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émarche de réalisation d'un sprint (illustrée sur le sprint 1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cédure de passage des scénarios aux US (avec critères d'acceptation)</text:p>
              </text:list-item>
              <text:list-item>
                <text:p>Procédure de répartition du travail au sein du grou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ybille Caffiau</meta:initial-creator>
    <meta:creation-date>2019-10-01T06:11:09</meta:creation-date>
    <meta:editing-duration>PT18M42S</meta:editing-duration>
    <meta:editing-cycles>3</meta:editing-cycles>
    <dc:date>2019-10-01T06:29:49</dc:date>
    <dc:creator>Sybille Caffiau</dc:creator>
    <meta:generator>OpenOffice/4.1.6$Unix OpenOffice.org_project/416m1$Build-9790</meta:generator>
    <meta:document-statistic meta:object-count="45"/>
  </office:meta>
</office:document-meta>
</file>